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25-11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24-11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23-11-0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23-05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8-03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7-03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6-11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6-03-1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5-03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4-11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4-03-2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3-03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2-11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2-05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1-12-09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1-08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0-11-0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10-03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9-11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9-03-1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8-11-1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8-03-2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7-11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7-11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7-03-0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6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5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0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200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4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0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9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7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4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3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3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3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666</text:p>
          </table:table-cell>
          <table:table-cell office:value-type="string" calcext:value-type="string">
            <text:p>01N/39E-04CBA</text:p>
          </table:table-cell>
          <table:table-cell office:value-type="string" calcext:value-type="string">
            <text:p>1963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